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q. Numb.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Mod. Numbe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Nombre Numbe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Q-TC-0001-001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os Requeri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 almacenar los numero mayo, menor, patch y etap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Q-TC-0001-002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String Fun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turna un string con el formato Mj.mi.p-Stag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7:46:44.7082300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9:12:17.394520520</meta:creation-date>
    <dc:date>2019-01-12T18:14:06.474024229</dc:date>
    <meta:editing-duration>PT3H19M33S</meta:editing-duration>
    <meta:editing-cycles>4</meta:editing-cycles>
    <meta:generator>LibreOffice/6.1.3.2$Linux_X86_64 LibreOffice_project/10$Build-2</meta:generator>
    <meta:document-statistic meta:table-count="1" meta:cell-count="61" meta:object-count="0"/>
  </office:meta>
</office:document-meta>
</file>